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6666ff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3333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svg:stroke-color="#579d1c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Roboto" fo:font-size="10pt" style:font-size-asian="10pt" style:font-size-complex="10pt"/>
    </style:style>
    <style:style style:name="T1" style:family="text">
      <style:text-properties style:font-name="Roboto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595cm" svg:y1="4.966cm" svg:x2="12.415cm" svg:y2="6.282cm">
          <text:p/>
        </draw:line>
        <draw:line draw:style-name="gr1" draw:text-style-name="P1" draw:layer="layout" svg:x1="8.789cm" svg:y1="6.158cm" svg:x2="7.424cm" svg:y2="6.282cm">
          <text:p/>
        </draw:line>
        <draw:line draw:style-name="gr2" draw:text-style-name="P1" draw:layer="layout" svg:x1="12.329cm" svg:y1="6.257cm" svg:x2="13.447cm" svg:y2="5.04cm">
          <text:p/>
        </draw:line>
        <draw:line draw:style-name="gr2" draw:text-style-name="P1" draw:layer="layout" svg:x1="15.036cm" svg:y1="5.016cm" svg:x2="13.447cm" svg:y2="5.041cm">
          <text:p/>
        </draw:line>
        <draw:line draw:style-name="gr2" draw:text-style-name="P1" draw:layer="layout" svg:x1="15.037cm" svg:y1="5.017cm" svg:x2="14.167cm" svg:y2="6.331cm">
          <text:p/>
        </draw:line>
        <draw:line draw:style-name="gr2" draw:text-style-name="P1" draw:layer="layout" svg:x1="12.454cm" svg:y1="6.282cm" svg:x2="14.167cm" svg:y2="6.331cm">
          <text:p/>
        </draw:line>
        <draw:line draw:style-name="gr2" draw:text-style-name="P1" draw:layer="layout" svg:x1="13.447cm" svg:y1="5.04cm" svg:x2="14.168cm" svg:y2="6.332cm">
          <text:p/>
        </draw:line>
        <draw:line draw:style-name="gr3" draw:text-style-name="P1" draw:layer="layout" svg:x1="8.789cm" svg:y1="6.158cm" svg:x2="9.981cm" svg:y2="5.016cm">
          <text:p/>
        </draw:line>
        <draw:line draw:style-name="gr3" draw:text-style-name="P1" draw:layer="layout" svg:x1="11.595cm" svg:y1="4.966cm" svg:x2="9.981cm" svg:y2="5.016cm">
          <text:p/>
        </draw:line>
        <draw:line draw:style-name="gr3" draw:text-style-name="P1" draw:layer="layout" svg:x1="11.595cm" svg:y1="4.966cm" svg:x2="10.651cm" svg:y2="6.282cm">
          <text:p/>
        </draw:line>
        <draw:line draw:style-name="gr3" draw:text-style-name="P1" draw:layer="layout" svg:x1="8.888cm" svg:y1="6.232cm" svg:x2="10.651cm" svg:y2="6.282cm">
          <text:p/>
        </draw:line>
        <draw:custom-shape draw:style-name="gr4" draw:text-style-name="P2" draw:layer="layout" svg:width="0.571cm" svg:height="0.546cm" svg:x="8.516cm" svg:y="5.961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46cm" svg:x="11.296cm" svg:y="4.697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71cm" svg:height="0.546cm" svg:x="12.057cm" svg:y="5.986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71cm" svg:height="0.546cm" svg:x="13.174cm" svg:y="4.77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71cm" svg:height="0.546cm" svg:x="13.869cm" svg:y="6.037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71cm" svg:height="0.546cm" svg:x="14.812cm" svg:y="4.747cm">
          <text:p text:style-name="P2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62cm" svg:y1="6.207cm" svg:x2="6.737cm" svg:y2="5.015cm">
          <text:p/>
        </draw:line>
        <draw:line draw:style-name="gr6" draw:text-style-name="P1" draw:layer="layout" svg:x1="7.458cm" svg:y1="6.207cm" svg:x2="5.645cm" svg:y2="6.182cm">
          <text:p/>
        </draw:line>
        <draw:line draw:style-name="gr6" draw:text-style-name="P1" draw:layer="layout" svg:x1="7.457cm" svg:y1="6.207cm" svg:x2="6.738cm" svg:y2="5.015cm">
          <text:p/>
        </draw:line>
        <draw:custom-shape draw:style-name="gr7" draw:text-style-name="P2" draw:layer="layout" svg:width="0.571cm" svg:height="0.546cm" svg:x="5.35cm" svg:y="5.934cm">
          <text:p text:style-name="P2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71cm" svg:height="0.546cm" svg:x="6.467cm" svg:y="4.718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71cm" svg:height="0.546cm" svg:x="7.162cm" svg:y="5.985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981cm" svg:y1="4.991cm" svg:x2="10.652cm" svg:y2="6.282cm">
          <text:p/>
        </draw:line>
        <draw:custom-shape draw:style-name="gr4" draw:text-style-name="P2" draw:layer="layout" svg:width="0.571cm" svg:height="0.546cm" svg:x="9.633cm" svg:y="4.745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46cm" svg:x="10.328cm" svg:y="6.012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" svg:font-family="Robo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lank</meta:initial-creator>
    <meta:creation-date>2013-11-07T22:02:02</meta:creation-date>
    <meta:generator>LibreOffice/4.2.8.2$MacOSX_x86 LibreOffice_project/48d50dbfc06349262c9d50868e5c1f630a573ebd</meta:generator>
    <dc:date>2017-10-01T14:32:43.147910000</dc:date>
    <meta:editing-duration>PT19H32M55S</meta:editing-duration>
    <meta:editing-cycles>11</meta:editing-cycles>
    <meta:document-statistic meta:object-count="26"/>
  </office:meta>
</office:document-meta>
</file>